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8dcd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8dcd6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V</text:span><text:span text:style-name="T5">II</text:span></text:p>
      <text:p text:style-name="P2"><text:span text:style-name="T6">Проведя несколько дней в Таиланде, набравшись впечатлений и выиграв конкурс, Алехин наконец-то вступил на порог дома. Он спокойно пошел на второй этаж и принялся раскладывать вещи. Тем временем Юля сидела в одном из кафе. К ней подошел человек в сером пальто и присел за стол.</text:span></text:p>
      <text:p text:style-name="P2"><text:span text:style-name="T6"><text:s/>–Ну что, достала? – сухо спросил он.</text:span></text:p>
      <text:p text:style-name="P2"><text:span text:style-name="T6">–Да. Все тут. Пропуск от системы охраны, ключ от дома и магнитный ключ-ручка, – ответила девушка, передавая сверток человеку.</text:span></text:p>
      <text:p text:style-name="P2"><text:span text:style-name="T6">–Прекрасно. Тогда завтра после занятий ты едешь к нему. Там и встретимся.</text:span></text:p>
      <text:p text:style-name="P2"><text:span text:style-name="T6">–Но Виктор Сергеевич, я не хочу участвовать в подобном, – хотела возразить она.</text:span></text:p>
      <text:p text:style-name="P2"><text:span text:style-name="T6">–Ты, я вижу, очень хочешь плетью по спине получить!</text:span></text:p>
      <text:p text:style-name="P2"><text:span text:style-name="T6">–Прошу прощения, мой господин. Все будет сделано, как вы говорите. </text:span></text:p>
      <text:p text:style-name="P2"><text:span text:style-name="T6">–Вот так-то лучше, – сказал Виктор и удалился из кафе.</text:span></text:p>
      <text:p text:style-name="P2"><text:span text:style-name="T6">По лицу Юли покатились слезы. Она медленно встала и пошла прочь. </text:span></text:p>
      <text:p text:style-name="P2"><text:span text:style-name="T6">На следующий день Павел как обычно явился в университет. Юля сидела взволнованная, отвечала резко и не особо хотела разговаривать. День прошел без особых происшествий и под конец последней пары, Павел повернулся к девушке, спросив, не хочет ли она поехать к нему, на что та, немного подумав, согласилась. Через 20 минут, они уже сидели в джипе, направляясь к Алехину. Приехав, Павел и Юля поднялись на второй этаж. </text:span></text:p>
      <text:p text:style-name="P2"><text:span text:style-name="T6">–Может быть, хочешь кофе? </text:span></text:p>
      <text:p text:style-name="P2"><text:soft-page-break/><text:span text:style-name="T6">–Хочу, чтобы ты наказал меня, – взволнованно сказала Юля.</text:span></text:p>
      <text:p text:style-name="P2"><text:span text:style-name="T6">–Что?</text:span></text:p>
      <text:p text:style-name="P2"><text:span text:style-name="T6">–Накажи меня. Я хочу этого.</text:span></text:p>
      <text:p text:style-name="P2"><text:span text:style-name="T6">–Ты правда этого хочешь сейчас? </text:span></text:p>
      <text:p text:style-name="P2"><text:span text:style-name="T6">–Да. Именно сейчас.</text:span></text:p>
      <text:p text:style-name="P2"><text:span text:style-name="T6">–Тогда пойдем, – сказал Павел, снимая со стены картину. </text:span></text:p>
      <text:p text:style-name="P2"><text:span text:style-name="T6">По пути до комнаты Алехин все время оборачивался. Его не покидало странное чувство, что за ним кто-то следит. Войдя в комнату, Алехин достал веревку и, обернувшись, выронил ее из рук. По спине его пробежали мурашки. Он вздрогнул, нервно сглотнув, пристально глядя в дверной проем. Опираясь на косяк, сверкая зелеными глазами, Виктор невозмутимо стоял со зловещей улыбкой. </text:span></text:p>
      <text:p text:style-name="P2"><text:span text:style-name="T6">–Ну вот мы и встретились, маленький сорванец, – сказал он, делая шаг навстречу Павлу.</text:span></text:p>
      <text:p text:style-name="P2"><text:span text:style-name="T6">–Как ты попал сюда, ублюдок?! – крикнул Алехин. </text:span></text:p>
      <text:p text:style-name="P2"><text:span text:style-name="T6">–Благодаря твоей новой спутнице. Она достала все ключи, а дальше дело техники.</text:span></text:p>
      <text:p text:style-name="P2"><text:span text:style-name="T6">–Что тебе нужно?! Я ненавижу тебя!</text:span></text:p>
      <text:p text:style-name="P2"><text:span text:style-name="T6">–Оу, даже так. Это мне следовало бы тебя ненавидеть! Ты испортил мне всю жизнь! От меня отвернулась родная мать и меня вышвырнули на улицу. Я лишился дома, семьи, всего!</text:span></text:p>
      <text:p text:style-name="P2"><text:span text:style-name="T6">–Ты сам виноват в этом! Если бы не твои садистские вкусы, ты бы мог быть нормальным человеком, конченый урод! </text:span></text:p>
      <text:p text:style-name="P2"><text:span text:style-name="T6">–Я вижу, ты забылся, Пашенька. Позволь напомнить тебе, кто я такой! Думаю, тебе понравятся ее мучения. Ведь именно она привела меня к тебе! </text:span></text:p>
      <text:p text:style-name="P2"><text:soft-page-break/><text:span text:style-name="T6">Виктор резко схватил Юлю за шею, прижимая к стене. В руках его блеснула ручка. </text:span></text:p>
      <text:p text:style-name="P2"><text:span text:style-name="T6">–Нет! Не надо, пожалуйста! – крикнула девушка. </text:span></text:p>
      <text:p text:style-name="P2"><text:span text:style-name="T6">–Не тронь ее! – крикнул Павел, бросившись на брата, уже практически коснувшегося ручкой тела девушки. Сбив Виктора с ног, он сцепился с ним. Они наносили удары кулаками друг другу, оставляя синяки и пытаясь выхватить ручку. В один момент, ручка оказалась в руках Алехина и, сам не замечая того, он резко провел ей по телу Виктора, прожигая дорогой костюм и оставляя сильный ожег. Виктор издал хриплый глухой стон, резко сшибая Павла и оказываясь сверху, прижав его к полу.</text:span></text:p>
      <text:p text:style-name="P2"><text:span text:style-name="T6">–Ну вот и все! Все кончено, Алехин! – крикнул он, крутя в руках ручку.</text:span></text:p>
      <text:p text:style-name="P2"><text:span text:style-name="T6">–Не смей трогать его! – с этими словами Юля обрушила на голову Виктора удар крепким деревянным стулом. </text:span></text:p>
      <text:p text:style-name="P2"><text:span text:style-name="T6">Виктор прохрипел и упал. Ручка выпала из его руки и покатилась по полу. Алехин осторожно встал и, подняв ее, убрал <text:s/>в нагрудный карман пиджака. Связав руки Виктора, он бросил гневный взгляд на Юлю.</text:span></text:p>
      <text:p text:style-name="P2"><text:span text:style-name="T6">–Паша…</text:span></text:p>
      <text:p text:style-name="P2"><text:span text:style-name="T6">–Убирайся! Вон из моего дома! Так вот откуда ты знаешь итальянский. Ты изначально была заодно с этой гнидой! Убирайся немедленно! <text:s/>Я не хочу иметь ничего общего с тобой, продажная тварь!</text:span></text:p>
      <text:p text:style-name="P2"><text:soft-page-break/><text:span text:style-name="T6">Алехин провел рукой по растрепанным волосам. Юля опустила голову и удалилась. Уже через полчаса приехавший Евгений забрал Виктора, пообещав Алехину разобраться во всем. </text:span></text:p>
      <text:p text:style-name="P2"><text:span text:style-name="T6">–Спасибо тебе, Евгений, – сказал Павел, пожимая ему руку.</text:span></text:p>
      <text:p text:style-name="P2"><text:span text:style-name="T6">–Все наладится, Павел Даниилович. Не переживайте. Я к вам вечером заеду. </text:span></text:p>
      <text:p text:style-name="P2"><text:span text:style-name="T6">Павел ничего не ответил и пошел в дом. Поднявшись в кабинет, он достал из шкафа бутылку коньяка и, сделав несколько глотков из горлышка, он упал в кресло, задумавшись, после чего приложился к бутылке еще раз. Сделав последний глоток, Павел швырнул бутылку в стену и вышел на балкон, устремляя взгляд вдаль и погружаясь в мысли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0:02.374000000</meta:creation-date>
    <dc:date>2022-05-15T19:30:24.145000000</dc:date>
    <meta:editing-duration>PT22S</meta:editing-duration>
    <meta:editing-cycles>1</meta:editing-cycles>
    <meta:document-statistic meta:table-count="0" meta:image-count="0" meta:object-count="0" meta:page-count="4" meta:paragraph-count="38" meta:word-count="683" meta:character-count="4292" meta:non-whitespace-character-count="3615"/>
    <meta:generator>LibreOffice/7.2.2.2$Windows_X86_64 LibreOffice_project/02b2acce88a210515b4a5bb2e46cbfb63fe97d56</meta:generator>
  </office:meta>
</office:document-meta>
</file>